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P1" style:family="paragraph" style:parent-style-name="Standard">
      <style:text-properties style:text-line-through-style="solid" style:text-line-through-type="single"/>
    </style:style>
    <style:style style:name="P2" style:family="paragraph" style:parent-style-name="Standard">
      <loext:graphic-properties draw:fill="solid" draw:fill-color="#f7f7f7"/>
      <style:paragraph-properties fo:margin-top="0in" fo:margin-bottom="0.111in" loext:contextual-spacing="false" fo:line-height="125%" fo:background-color="#f7f7f7" fo:padding="0.0835in" fo:border="0.99pt solid #cdcdcd"/>
    </style:style>
    <style:style style:name="P3" style:family="paragraph" style:parent-style-name="Standard">
      <loext:graphic-properties draw:fill="solid" draw:fill-color="#f7f7f7"/>
      <style:paragraph-properties fo:margin-top="0in" fo:margin-bottom="0.111in" loext:contextual-spacing="false" fo:line-height="125%" fo:background-color="#f7f7f7" fo:padding="0.0835in" fo:border="0.99pt solid #cdcdcd"/>
      <style:text-properties fo:color="#333333" style:font-name="Ubuntu" style:font-name-asian="Ubuntu1" style:font-name-complex="Ubuntu1"/>
    </style:style>
    <style:style style:name="P4" style:family="paragraph" style:parent-style-name="Title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fo:color="#333333" style:font-name="Ubuntu" style:font-name-asian="Ubuntu1" style:font-name-complex="Ubuntu1"/>
    </style:style>
    <style:style style:name="T4" style:family="text">
      <style:text-properties fo:color="#333333" style:text-line-through-style="solid" style:text-line-through-type="single" style:font-name="Ubuntu" style:font-name-asian="Ubuntu1" style:font-name-complex="Ubuntu1"/>
    </style:style>
    <style:style style:name="T5" style:family="text">
      <style:text-properties fo:color="#ff0000" style:font-name="Ubuntu" style:font-name-asian="Ubuntu1" style:font-name-complex="Ubuntu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5lpsxicmxqvu"/>NVIDIA NIM on Charmed Kubeflow Tutorial</text:p>
      <text:p text:style-name="Standard"/>
      <text:p text:style-name="Standard">This tutorial describes the complete steps to deploy a NIM (NVIDIA Inference Microservice) on Charmed Kubeflow from Canonical.</text:p>
      <text:p text:style-name="Standard"/>
      <text:p text:style-name="Standard">A NIM is a containerized inference microservice distributed from NVIDIA’s private container registry - NGC (NVIDIA GPU Cloud).</text:p>
      <text:p text:style-name="Standard"/>
      <text:p text:style-name="Standard">By the end of this tutorial, you will be able to:</text:p>
      <text:p text:style-name="Standard">1. Deploy MicroK8s, a small, fast, single-package Kubernetes for datacenters and the edge.</text:p>
      <text:p text:style-name="Standard">2. Deploy Charmed Kubeflow, which enables developing and deploying machine learning models at any scale.</text:p>
      <text:p text:style-name="Standard">3. Deploy a NIM and serve a model with KServe, an addon component of Kubeflow.</text:p>
      <text:p text:style-name="Standard"/>
      <text:p text:style-name="Standard">This tutorial uses Kubeflow v1.8, Kubernetes v1.28, and Juju v3.1. Check the supported version combinations here:</text:p>
      <text:p text:style-name="Standard"><text:a xlink:type="simple" xlink:href="https://charmed-kubeflow.io/docs/supported-versions" text:style-name="ListLabel_20_1" text:visited-style-name="ListLabel_20_1"><text:span text:style-name="T1">https://charmed-kubeflow.io/docs/supported-versions</text:span></text:a></text:p>
      <text:p text:style-name="Standard"/>
      <text:p text:style-name="Standard">A GPU that is compatible with the model downloaded from NGC is required. Refer to the model details on NGC for further information. This tutorial is tested on a machine with an NVIDIA A100 GPU.</text:p>
      <text:p text:style-name="Standard"/>
      <text:p text:style-name="Standard"/>
      <text:p text:style-name="Standard"># Deploy Ubuntu Server 22.04 LTS</text:p>
      <text:p text:style-name="Standard"><text:span text:style-name="T2"># Deploy Ubuntu Server 24.04 LTS</text:span></text:p>
      <text:p text:style-name="Standard"><text:a xlink:type="simple" xlink:href="https://ubuntu.com/tutorials/install-ubuntu-server" text:style-name="ListLabel_20_1" text:visited-style-name="ListLabel_20_1"><text:span text:style-name="T1">https://ubuntu.com/tutorials/install-ubuntu-server</text:span></text:a></text:p>
      <text:p text:style-name="Standard"><text:soft-page-break/></text:p>
      <text:p text:style-name="Standard"># Update system</text:p>
      <text:p text:style-name="P2"><text:span text:style-name="T3">sudo apt update &amp;&amp; sudo apt upgrade -y</text:span></text:p>
      <text:p text:style-name="Standard"/>
      <text:p text:style-name="Standard"># Install NVIDIA GPU driver</text:p>
      <text:p text:style-name="P2"><text:span text:style-name="T3">sudo apt install nvidia-headless-535-server nvidia-utils-535-server -y</text:span></text:p>
      <text:p text:style-name="Standard"/>
      <text:p text:style-name="Standard"># Reboot system and check NVIDIA GPU devices</text:p>
      <text:p text:style-name="P2"><text:span text:style-name="T3">sudo reboot</text:span></text:p>
      <text:p text:style-name="P2"><text:span text:style-name="T3">nvidia-smi</text:span></text:p>
      <text:p text:style-name="Standard"/>
      <text:p text:style-name="Standard"># Install MicroK8s</text:p>
      <text:p text:style-name="P2"><text:span text:style-name="T3">sudo snap install microk8s --channel=1.28/stable --classic</text:span></text:p>
      <text:p text:style-name="P2"><text:span text:style-name="T4">sudo snap install microk8s --channel=1.29/stable --classic</text:span></text:p>
      <text:p text:style-name="Standard"/>
      <text:p text:style-name="Standard"># Add the current user to the microk8s group to avoid having to use sudo for every microk8s command</text:p>
      <text:p text:style-name="P2"><text:span text:style-name="T3">sudo usermod -a -G microk8s $USER</text:span></text:p>
      <text:p text:style-name="P2"><text:span text:style-name="T3">newgrp microk8s</text:span></text:p>
      <text:p text:style-name="Standard"/>
      <text:p text:style-name="Standard"># Enable MicroK8s add-ons needed to run Charmed Kubeflow</text:p>
      <text:p text:style-name="P2"><text:span text:style-name="T3">IP=$(hostname -I | awk '{print $1}')</text:span></text:p>
      <text:p text:style-name="P2"><text:soft-page-break/><text:span text:style-name="T3">microk8s enable dns hostpath-storage ingress gpu metallb:"$IP-$IP"</text:span></text:p>
      <text:p text:style-name="P2"><text:span text:style-name="T5">microk8s enable dns hostpath-storage nvidia ingress metallb:10.64.140.43-10.64.140.49</text:span></text:p>
      <text:p text:style-name="Standard"/>
      <text:p text:style-name="Standard"># Check MicroK8s status until the output shows "microk8s is running" and the add-ons installed are listed under "enabled"</text:p>
      <text:p text:style-name="P2"><text:span text:style-name="T3">microk8s status --wait-ready</text:span></text:p>
      <text:p text:style-name="Standard"/>
      <text:p text:style-name="Standard"># Add an alias for omitting microk8s when running kubectl commands</text:p>
      <text:p text:style-name="P2"><text:span text:style-name="T3">alias kubectl='microk8s kubectl'</text:span></text:p>
      <text:p text:style-name="P2"><text:span text:style-name="T3">echo "alias kubectl='microk8s kubectl'" &gt;&gt; ~/.bash_aliases</text:span></text:p>
      <text:p text:style-name="Standard"/>
      <text:p text:style-name="Standard"># Install Juju</text:p>
      <text:p text:style-name="P2"><text:span text:style-name="T4">sudo snap install juju --channel=3.1/stable</text:span></text:p>
      <text:p text:style-name="P2"><text:span text:style-name="T3">sudo snap install juju --channel=3.5/stable</text:span></text:p>
      <text:p text:style-name="Standard"/>
      <text:p text:style-name="Standard"># Configure MicroK8s to work properly with Juju</text:p>
      <text:p text:style-name="P2"><text:span text:style-name="T3">microk8s config | juju add-k8s microk8s-1 --client</text:span></text:p>
      <text:p text:style-name="Standard">Note: Command “microk8s config” retrieves the client’s Kubernetes config which is then registered to Juju Kubernetes endpoints.</text:p>
      <text:p text:style-name="Standard"/>
      <text:p text:style-name="Standard"># Deploy Juju controller to MicroK8s</text:p>
      <text:p text:style-name="P2"><text:span text:style-name="T3">juju bootstrap microk8s-1</text:span></text:p>
      <text:p text:style-name="Standard"/>
      <text:p text:style-name="Standard"><text:soft-page-break/># Add model for Kubeflow</text:p>
      <text:p text:style-name="P2"><text:span text:style-name="T3">juju add-model kubeflow</text:span></text:p>
      <text:p text:style-name="Standard"/>
      <text:p text:style-name="Standard"># Deploy Charmed Kubeflow</text:p>
      <text:p text:style-name="P2"><text:span text:style-name="T3">juju deploy kubeflow --trust <text:s/>--channel=1.8/stable</text:span></text:p>
      <text:p text:style-name="P2"><text:span text:style-name="T4">juju deploy kubeflow --trust <text:s/>--channel=1.9/stable</text:span></text:p>
      <text:p text:style-name="Standard"/>
      <text:p text:style-name="Standard"># Check juju status until all apps, except dex-auth, istio-pilot, and oidc-gatekeeper, become active</text:p>
      <text:p text:style-name="P2"><text:span text:style-name="T3">watch -c 'juju status --color | grep -E "blocked|error|maintenance|waiting|App|Unit"'</text:span></text:p>
      <text:p text:style-name="Standard"/>
      <text:p text:style-name="Standard"><text:span text:style-name="T2"># Configure oidc-gatekeeper with the ingress gateway IP</text:span></text:p>
      <text:p text:style-name="P2"><text:span text:style-name="T4">IP=$(microk8s kubectl -n kubeflow get svc istio-ingressgateway-workload -o jsonpath='{.status.loadBalancer.ingress[0].ip}')</text:span></text:p>
      <text:p text:style-name="P2"><text:span text:style-name="T4">juju config oidc-gatekeeper public-url=http://$IP</text:span></text:p>
      <text:p text:style-name="P1"/>
      <text:p text:style-name="Standard"><text:span text:style-name="T2"># Check juju status until all apps become active</text:span></text:p>
      <text:p text:style-name="P2"><text:span text:style-name="T4">watch -c 'juju status --color | grep -E "blocked|error|maintenance|waiting|App|Unit"'</text:span></text:p>
      <text:p text:style-name="Standard"/>
      <text:p text:style-name="Standard">Create an account at https://ngc.nvidia.com/signin and create an API key at https://org.ngc.nvidia.com/setup/api-key</text:p>
      <text:p text:style-name="Standard">Note: You must have NIM access on NGC.</text:p>
      <text:p text:style-name="Standard"/>
      <text:p text:style-name="Standard"># Set an environment variable for the API key</text:p>
      <text:p text:style-name="P2"><text:soft-page-break/><text:span text:style-name="T3">export NGC_CLI_API_KEY=&lt;key&gt;</text:span></text:p>
      <text:p text:style-name="Standard"/>
      <text:p text:style-name="Standard"># Create Kubernetes secret with the NGC API key to download NIMs from NGC private Docker registry</text:p>
      <text:p text:style-name="P2"><text:span text:style-name="T3">kubectl create secret docker-registry ngc-docker-secret \</text:span></text:p>
      <text:p text:style-name="P2"><text:span text:style-name="T3"><text:s/>--docker-server=nvcr.io\</text:span></text:p>
      <text:p text:style-name="P2"><text:span text:style-name="T3"><text:s/>--docker-username='$oauthtoken'\</text:span></text:p>
      <text:p text:style-name="P2"><text:span text:style-name="T3"><text:s/>--docker-password=$NGC_CLI_API_KEY</text:span></text:p>
      <text:p text:style-name="Standard"/>
      <text:p text:style-name="Standard"># Create Kubernetes secret with the NGC API key to launch NIMs</text:p>
      <text:p text:style-name="P2"><text:span text:style-name="T3">kubectl create secret generic ngc-nim-secret --from-literal=</text:span>NGC_CLI_API_KEY<text:span text:style-name="T3">=$</text:span>NGC_CLI_API_KEY</text:p>
      <text:p text:style-name="Standard"/>
      <text:p text:style-name="Standard"># Install NVIDIA NGC CLI</text:p>
      <text:p text:style-name="P2"><text:span text:style-name="T4">sudo apt install unzip</text:span></text:p>
      <text:p text:style-name="P2"><text:span text:style-name="T4">wget --content-disposition https://api.ngc.nvidia.com/v2/resources/nvidia/ngc-apps/ngc_cli/versions/3.43.0/files/ngccli_linux.zip -O ngccli_linux.zip &amp;&amp; unzip ngccli_linux.zip</text:span></text:p>
      <text:p text:style-name="P2"><text:span text:style-name="T3">wget --content-disposition https://api.ngc.nvidia.com/v2/resources/nvidia/ngc-apps/ngc_cli/versions/3.52.0/files/ngccli_linux.zip -O ngccli_linux.zip &amp;&amp; sudo apt install unzip &amp;&amp; unzip ngccli_linux.zip</text:span></text:p>
      <text:p text:style-name="P2"><text:span text:style-name="T3">echo "export PATH=\"\$PATH:$(pwd)/ngc-cli\"" &gt;&gt; ~/.bash_profile &amp;&amp; source ~/.bash_profile</text:span></text:p>
      <text:p text:style-name="Standard"/>
      <text:p text:style-name="Standard"># Configure NGC CLI client. Enter API key, enter org, leave everything else as default</text:p>
      <text:p text:style-name="P2"><text:span text:style-name="T3">ngc config set</text:span></text:p>
      <text:p text:style-name="Standard"/>
      <text:p text:style-name="Standard"># Download the model</text:p>
      <text:p text:style-name="P2"><text:soft-page-break/><text:span text:style-name="T4">ngc registry model download-version "mphexwv2ysej/meta-llama3-8b-instruct:0515-db4a5074-trtllm10-1xa100-fp16"</text:span></text:p>
      <text:p text:style-name="P2"><text:span text:style-name="T3">ngc registry model download-version "nvidia/llama3-8b-instruct:1.0"</text:span></text:p>
      <text:p text:style-name="P2"><text:span text:style-name="T3">sudo mkdir /mnt/nim </text:span></text:p>
      <text:p text:style-name="P2"><text:span text:style-name="T4">sudo mv meta-llama3-8b-instruct_v0515-db4a5074-trtllm10-1xa100-fp16 /mnt/nim/</text:span></text:p>
      <text:p text:style-name="P2"><text:span text:style-name="T3">sudo mv llama3-8b-instruct_v1.0 /mnt/nim/</text:span></text:p>
      <text:p text:style-name="Standard"/>
      <text:p text:style-name="Standard"><text:span text:style-name="T2"># Enable the NodeSelector feature of KServe to allow a NIM to request different GPU types</text:span></text:p>
      <text:p text:style-name="P2"><text:span text:style-name="T4">kubectl patch configmap config-features -n knative-serving --type merge -p '{"data":{"kubernetes.podspec-nodeselector":"enabled"}}'</text:span></text:p>
      <text:p text:style-name="Standard"/>
      <text:p text:style-name="Standard"># Create a PVC called nim-pvc in the cluster</text:p>
      <text:p text:style-name="P2"><text:span text:style-name="T3">cat &gt; nim-model-volume.yaml &lt;&lt; EOL</text:span></text:p>
      <text:p text:style-name="P2"><text:span text:style-name="T3">apiVersion: v1</text:span></text:p>
      <text:p text:style-name="P2"><text:span text:style-name="T3">kind: PersistentVolume</text:span></text:p>
      <text:p text:style-name="P2"><text:span text:style-name="T3">metadata:</text:span></text:p>
      <text:p text:style-name="P2"><text:span text:style-name="T3"><text:s text:c="2"/>name: nim-pv</text:span></text:p>
      <text:p text:style-name="P2"><text:span text:style-name="T3">spec:</text:span></text:p>
      <text:p text:style-name="P2"><text:span text:style-name="T3"><text:s text:c="2"/>capacity:</text:span></text:p>
      <text:p text:style-name="P2"><text:span text:style-name="T3"><text:s text:c="4"/>storage: 100Gi</text:span></text:p>
      <text:p text:style-name="P2"><text:span text:style-name="T3"><text:s text:c="2"/>volumeMode: Filesystem</text:span></text:p>
      <text:p text:style-name="P2"><text:span text:style-name="T3"><text:s text:c="2"/>accessModes:</text:span></text:p>
      <text:p text:style-name="P2"><text:span text:style-name="T3"><text:s text:c="4"/>- ReadWriteMany</text:span></text:p>
      <text:p text:style-name="P2"><text:soft-page-break/><text:span text:style-name="T3"><text:s text:c="2"/>persistentVolumeReclaimPolicy: Retain</text:span></text:p>
      <text:p text:style-name="P2"><text:span text:style-name="T3"><text:s text:c="2"/>storageClassName: microk8s-hostpath</text:span></text:p>
      <text:p text:style-name="P2"><text:span text:style-name="T3"><text:s text:c="2"/>local:</text:span></text:p>
      <text:p text:style-name="P2"><text:span text:style-name="T3"><text:s text:c="4"/>path: /mnt/nim</text:span></text:p>
      <text:p text:style-name="P2"><text:span text:style-name="T3"><text:s text:c="2"/>nodeAffinity:</text:span></text:p>
      <text:p text:style-name="P2"><text:span text:style-name="T3"><text:s text:c="4"/>required:</text:span></text:p>
      <text:p text:style-name="P2"><text:span text:style-name="T3"><text:s text:c="6"/>nodeSelectorTerms:</text:span></text:p>
      <text:p text:style-name="P2"><text:span text:style-name="T3"><text:s text:c="8"/>- matchExpressions:</text:span></text:p>
      <text:p text:style-name="P2"><text:span text:style-name="T3"><text:s text:c="12"/>- key: kubernetes.io/hostname</text:span></text:p>
      <text:p text:style-name="P2"><text:span text:style-name="T3"><text:s text:c="14"/>operator: In</text:span></text:p>
      <text:p text:style-name="P2"><text:span text:style-name="T3"><text:s text:c="14"/>values:</text:span></text:p>
      <text:p text:style-name="P2"><text:span text:style-name="T3"><text:s text:c="16"/>- `hostname`</text:span></text:p>
      <text:p text:style-name="P2"><text:span text:style-name="T3">---</text:span></text:p>
      <text:p text:style-name="P2"><text:span text:style-name="T3">apiVersion: v1</text:span></text:p>
      <text:p text:style-name="P2"><text:span text:style-name="T3">kind: PersistentVolumeClaim</text:span></text:p>
      <text:p text:style-name="P2"><text:span text:style-name="T3">metadata:</text:span></text:p>
      <text:p text:style-name="P2"><text:span text:style-name="T3"><text:s text:c="2"/>name: nim-pvc</text:span></text:p>
      <text:p text:style-name="P2"><text:span text:style-name="T3">spec:</text:span></text:p>
      <text:p text:style-name="P2"><text:span text:style-name="T3"><text:s text:c="2"/>accessModes:</text:span></text:p>
      <text:p text:style-name="P2"><text:span text:style-name="T3"><text:s text:c="4"/>- ReadWriteMany</text:span></text:p>
      <text:p text:style-name="P2"><text:span text:style-name="T3"><text:s text:c="2"/>storageClassName: microk8s-hostpath</text:span></text:p>
      <text:p text:style-name="P2"><text:soft-page-break/><text:span text:style-name="T3"><text:s text:c="2"/>resources:</text:span></text:p>
      <text:p text:style-name="P2"><text:span text:style-name="T3"><text:s text:c="4"/>requests:</text:span></text:p>
      <text:p text:style-name="P2"><text:span text:style-name="T3"><text:s text:c="6"/>storage: 100Gi</text:span></text:p>
      <text:p text:style-name="P2"><text:span text:style-name="T3">EOL</text:span></text:p>
      <text:p text:style-name="Standard"/>
      <text:p text:style-name="P2"><text:span text:style-name="T3">kubectl create -f nim-model-volume.yaml</text:span></text:p>
      <text:p text:style-name="Standard"/>
      <text:p text:style-name="Standard"># Create ClusterServingRuntime</text:p>
      <text:p text:style-name="P2"><text:span text:style-name="T3">cat &gt; cluster-serving-runtime.yaml &lt;&lt; EOL</text:span></text:p>
      <text:p text:style-name="P2"><text:span text:style-name="T3">apiVersion: serving.kserve.io/v1alpha1</text:span></text:p>
      <text:p text:style-name="P2"><text:span text:style-name="T3">kind: ClusterServingRuntime</text:span></text:p>
      <text:p text:style-name="P2"><text:span text:style-name="T3">metadata:</text:span></text:p>
      <text:p text:style-name="P2"><text:span text:style-name="T3"><text:s text:c="2"/>name: nim-meta-llama3-8b-instruct-24.05.rc11</text:span></text:p>
      <text:p text:style-name="P2"><text:span text:style-name="T3">spec:</text:span></text:p>
      <text:p text:style-name="P2"><text:span text:style-name="T3"><text:s text:c="2"/>annotations:</text:span></text:p>
      <text:p text:style-name="P2"><text:span text:style-name="T3"><text:s text:c="4"/>prometheus.kserve.io/path: /metrics</text:span></text:p>
      <text:p text:style-name="P2"><text:span text:style-name="T3"><text:s text:c="4"/>prometheus.kserve.io/port: "8000"</text:span></text:p>
      <text:p text:style-name="P2"><text:span text:style-name="T3"><text:s text:c="4"/>serving.kserve.io/enable-metric-aggregation: "true"</text:span></text:p>
      <text:p text:style-name="P2"><text:span text:style-name="T3"><text:s text:c="4"/>serving.kserve.io/enable-prometheus-scraping: "true"</text:span></text:p>
      <text:p text:style-name="P2"><text:span text:style-name="T3"><text:s text:c="2"/>containers:</text:span></text:p>
      <text:p text:style-name="P2"><text:span text:style-name="T3"><text:s text:c="2"/>- env:</text:span></text:p>
      <text:p text:style-name="P2"><text:soft-page-break/><text:span text:style-name="T3"><text:s text:c="4"/>- name: NIM_CACHE_PATH</text:span></text:p>
      <text:p text:style-name="P2"><text:span text:style-name="T3"><text:s text:c="6"/>value: /tmp</text:span></text:p>
      <text:p text:style-name="P2"><text:span text:style-name="T3"><text:s text:c="4"/>- name: NGC_API_KEY</text:span></text:p>
      <text:p text:style-name="P2"><text:span text:style-name="T3"><text:s text:c="6"/>valueFrom:</text:span></text:p>
      <text:p text:style-name="P2"><text:span text:style-name="T3"><text:s text:c="8"/>secretKeyRef:</text:span></text:p>
      <text:p text:style-name="P2"><text:span text:style-name="T3"><text:s text:c="10"/>name: ngc-nim-secret</text:span></text:p>
      <text:p text:style-name="P2"><text:span text:style-name="T3"><text:s text:c="10"/>key: NGC_CLI_API_KEY</text:span></text:p>
      <text:p text:style-name="P2"><text:span text:style-name="T4"><text:s text:c="4"/>image: nvcr.io/mphexwv2ysej/meta-llama3-8b-instruct:24.05.rc11</text:span></text:p>
      <text:p text:style-name="P2"><text:span text:style-name="T3"><text:s text:c="4"/>image: nvcr.io/nim/meta/llama3-8b-instruct:1.0.0</text:span></text:p>
      <text:p text:style-name="P2"><text:span text:style-name="T3"><text:s text:c="4"/>name: kserve-container</text:span></text:p>
      <text:p text:style-name="P2"><text:span text:style-name="T3"><text:s text:c="4"/>ports:</text:span></text:p>
      <text:p text:style-name="P2"><text:span text:style-name="T3"><text:s text:c="4"/>- containerPort: 8000</text:span></text:p>
      <text:p text:style-name="P2"><text:span text:style-name="T3"><text:s text:c="6"/>protocol: TCP</text:span></text:p>
      <text:p text:style-name="P2"><text:span text:style-name="T3"><text:s text:c="4"/>resources:</text:span></text:p>
      <text:p text:style-name="P2"><text:span text:style-name="T3"><text:s text:c="6"/>limits:</text:span></text:p>
      <text:p text:style-name="P2"><text:span text:style-name="T3"><text:s text:c="8"/>cpu: "1"</text:span></text:p>
      <text:p text:style-name="P2"><text:span text:style-name="T3"><text:s text:c="8"/>memory: 16Gi</text:span></text:p>
      <text:p text:style-name="P2"><text:span text:style-name="T3"><text:s text:c="6"/>requests:</text:span></text:p>
      <text:p text:style-name="P2"><text:span text:style-name="T3"><text:s text:c="8"/>cpu: "1"</text:span></text:p>
      <text:p text:style-name="P2"><text:span text:style-name="T3"><text:s text:c="8"/>memory: 16Gi</text:span></text:p>
      <text:p text:style-name="P2"><text:span text:style-name="T3"><text:s text:c="4"/>volumeMounts:</text:span></text:p>
      <text:p text:style-name="P2"><text:soft-page-break/><text:span text:style-name="T3"><text:s text:c="4"/>- mountPath: /dev/shm</text:span></text:p>
      <text:p text:style-name="P2"><text:span text:style-name="T3"><text:s text:c="6"/>name: dshm</text:span></text:p>
      <text:p text:style-name="P2"><text:span text:style-name="T3"><text:s text:c="2"/>imagePullSecrets:</text:span></text:p>
      <text:p text:style-name="P2"><text:span text:style-name="T3"><text:s text:c="2"/>- name: ngc-docker-secret</text:span></text:p>
      <text:p text:style-name="P2"><text:span text:style-name="T3"><text:s text:c="2"/>protocolVersions:</text:span></text:p>
      <text:p text:style-name="P2"><text:span text:style-name="T3"><text:s text:c="2"/>- v2</text:span></text:p>
      <text:p text:style-name="P2"><text:span text:style-name="T3"><text:s text:c="2"/>- grpc-v2</text:span></text:p>
      <text:p text:style-name="P2"><text:span text:style-name="T3"><text:s text:c="2"/>supportedModelFormats:</text:span></text:p>
      <text:p text:style-name="P2"><text:span text:style-name="T3"><text:s text:c="2"/>- autoSelect: true</text:span></text:p>
      <text:p text:style-name="P2"><text:span text:style-name="T3"><text:s text:c="4"/>name: nim-meta-llama3-8b-instruct</text:span></text:p>
      <text:p text:style-name="P2"><text:span text:style-name="T3"><text:s text:c="4"/>priority: 1</text:span></text:p>
      <text:p text:style-name="P2"><text:span text:style-name="T3"><text:s text:c="4"/>version: "24.05"</text:span></text:p>
      <text:p text:style-name="P2"><text:span text:style-name="T3"><text:s text:c="2"/>volumes:</text:span></text:p>
      <text:p text:style-name="P2"><text:span text:style-name="T3"><text:s text:c="2"/>- emptyDir:</text:span></text:p>
      <text:p text:style-name="P2"><text:span text:style-name="T3"><text:s text:c="6"/>medium: Memory</text:span></text:p>
      <text:p text:style-name="P2"><text:span text:style-name="T3"><text:s text:c="6"/>sizeLimit: 16Gi</text:span></text:p>
      <text:p text:style-name="P2"><text:span text:style-name="T3"><text:s text:c="4"/>name: dshm</text:span></text:p>
      <text:p text:style-name="P2"><text:span text:style-name="T3">EOL</text:span></text:p>
      <text:p text:style-name="Standard"/>
      <text:p text:style-name="P2"><text:span text:style-name="T3">kubectl create -f cluster-serving-runtime.yaml</text:span></text:p>
      <text:p text:style-name="Standard"/>
      <text:p text:style-name="Standard"><text:soft-page-break/># Create InferenceService</text:p>
      <text:p text:style-name="P2"><text:span text:style-name="T3">cat &gt; inference-service.yaml &lt;&lt; EOL</text:span></text:p>
      <text:p text:style-name="P2"><text:span text:style-name="T3">apiVersion: serving.kserve.io/v1beta1</text:span></text:p>
      <text:p text:style-name="P2"><text:span text:style-name="T3">kind: InferenceService</text:span></text:p>
      <text:p text:style-name="P2"><text:span text:style-name="T3">metadata:</text:span></text:p>
      <text:p text:style-name="P2"><text:span text:style-name="T3"><text:s text:c="2"/>annotations:</text:span></text:p>
      <text:p text:style-name="P2"><text:span text:style-name="T3"><text:s text:c="4"/>autoscaling.knative.dev/target: "10"</text:span></text:p>
      <text:p text:style-name="P2"><text:span text:style-name="T3"><text:s text:c="2"/>name: nim-meta-llama3-8b-instruct-1xgpu</text:span></text:p>
      <text:p text:style-name="P2"><text:span text:style-name="T3">spec:</text:span></text:p>
      <text:p text:style-name="P2"><text:span text:style-name="T3"><text:s text:c="2"/>predictor:</text:span></text:p>
      <text:p text:style-name="P2"><text:span text:style-name="T3"><text:s text:c="4"/>minReplicas: 1</text:span></text:p>
      <text:p text:style-name="P2"><text:span text:style-name="T3"><text:s text:c="4"/>model:</text:span></text:p>
      <text:p text:style-name="P2"><text:span text:style-name="T3"><text:s text:c="6"/>modelFormat:</text:span></text:p>
      <text:p text:style-name="P2"><text:span text:style-name="T3"><text:s text:c="8"/>name: nim-meta-llama3-8b-instruct</text:span></text:p>
      <text:p text:style-name="P2"><text:span text:style-name="T3"><text:s text:c="6"/>resources:</text:span></text:p>
      <text:p text:style-name="P2"><text:span text:style-name="T3"><text:s text:c="8"/>limits:</text:span></text:p>
      <text:p text:style-name="P2"><text:span text:style-name="T3"><text:s text:c="10"/>nvidia.com/gpu: "1"</text:span></text:p>
      <text:p text:style-name="P2"><text:span text:style-name="T3"><text:s text:c="8"/>requests:</text:span></text:p>
      <text:p text:style-name="P2"><text:span text:style-name="T3"><text:s text:c="10"/>nvidia.com/gpu: "1"</text:span></text:p>
      <text:p text:style-name="P2"><text:span text:style-name="T3"><text:s text:c="6"/>runtime: nim-meta-llama3-8b-instruct-24.05.rc11</text:span></text:p>
      <text:p text:style-name="P2"><text:span text:style-name="T3"><text:s text:c="6"/>storageUri: pvc://nim-pvc/</text:span></text:p>
      <text:p text:style-name="P2"><text:soft-page-break/><text:span text:style-name="T3">EOL</text:span></text:p>
      <text:p text:style-name="Standard"/>
      <text:p text:style-name="P2"><text:span text:style-name="T3">kubectl create -f inference-service.yaml</text:span></text:p>
      <text:p text:style-name="Standard"/>
      <text:p text:style-name="Standard"># Watch the status of the pod created until it becomes ready</text:p>
      <text:p text:style-name="P2"><text:span text:style-name="T3">kubectl describe pod nim-meta-llama3-8b-instruct-1xgpu</text:span></text:p>
      <text:p text:style-name="Standard">Note: It can take a while for the pod to become functional. The warning message "Readiness probe failed" can be ignored. Continue with the instructions below and start testing queries.</text:p>
      <text:p text:style-name="Standard"/>
      <text:p text:style-name="Standard"># Get the IP address of the private predictor</text:p>
      <text:p text:style-name="P2"><text:span text:style-name="T3">KSERVE=$(kubectl get svc |grep private |awk '{print $3}')</text:span></text:p>
      <text:p text:style-name="Standard"/>
      <text:p text:style-name="Standard"># Validate that the NIM is running by posting a query against the KServe endpoint</text:p>
      <text:p text:style-name="P2"><text:span text:style-name="T3">curl http://$KSERVE/v1/chat/completions <text:s text:c="3"/>-H "Content-Type: application/json" <text:s text:c="2"/>-d '{</text:span></text:p>
      <text:p text:style-name="P2"><text:span text:style-name="T3"><text:s text:c="4"/>"model": "meta-llama3-8b-instruct",</text:span></text:p>
      <text:p text:style-name="P2"><text:span text:style-name="T3"><text:s text:c="4"/>"messages": [{"role":"user","content":"What is KServe?"}]</text:span></text:p>
      <text:p text:style-name="P2"><text:span text:style-name="T3"><text:s text:c="4"/>}'</text:span></text:p>
      <text:p text:style-name="P3"/>
      <text:p text:style-name="P2"><text:span text:style-name="T3">curl http://$KSERVE/v1/chat/completions -H "Content-Type: application/json" -d '{</text:span></text:p>
      <text:p text:style-name="P2"><text:span text:style-name="T3">"model": "llama3-8b-instruct",</text:span></text:p>
      <text:p text:style-name="P2"><text:span text:style-name="T3">"messages": [{"role":"user","content":"What is KServe?"}]</text:span></text:p>
      <text:p text:style-name="P2"><text:span text:style-name="T3">}'</text:span></text:p>
      <text:p text:style-name="Standard"><text:soft-page-break/></text:p>
      <text:p text:style-name="Standard"># Cleanup</text:p>
      <text:p text:style-name="P2"><text:span text:style-name="T3">sudo snap remove --purge juju</text:span></text:p>
      <text:p text:style-name="P2"><text:span text:style-name="T3">sudo snap remove --purge microk8s</text:span></text:p>
      <text:p text:style-name="P2"><text:span text:style-name="T3">sudo rm -rf /home/$USER/.local/share/juju</text:span></text:p>
      <text:p text:style-name="P2"><text:span text:style-name="T3">rm -rf ~/.kube/</text:span></text:p>
      <text:p text:style-name="Standard"/>
      <text:p text:style-name="Standard"/>
      <text:p text:style-name="Standard">Gokhan Cetinkaya</text:p>
      <text:p text:style-name="Standard">Alliances Engineer</text:p>
      <text:p text:style-name="Standard">gokhan.cetinkaya@canonical.com</text:p>
      <text:p text:style-name="Standard">www.linkedin.com/in/gcetinkaya</text:p>
      <text:p text:style-name="Standard"/>
      <text:p text:style-name="Standard"/>
      <text:p text:style-name="Standard">References:</text:p>
      <text:p text:style-name="Standard"><text:a xlink:type="simple" xlink:href="https://github.com/NVIDIA/nim-deploy/tree/main/kserve" text:style-name="ListLabel_20_1" text:visited-style-name="ListLabel_20_1"><text:span text:style-name="T1">https://github.com/NVIDIA/nim-deploy/tree/main/kserve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3" meta:paragraph-count="221" meta:word-count="1002" meta:character-count="8742" meta:non-whitespace-character-count="7545"/>
    <meta:generator>LibreOfficeDev/6.0.5.2$Linux_X86_64 LibreOffice_project/</meta:generator>
  </office:meta>
</office:document-meta>
</file>